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1.2984in"/>
    </style:style>
    <style:style style:name="co3" style:family="table-column">
      <style:table-column-properties fo:break-before="auto" style:column-width="1.0665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number-columns-repeated="1018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>
            <text:p>Website</text:p>
          </table:table-cell>
          <table:table-cell office:value-type="string">
            <text:p>Exchange Method</text:p>
          </table:table-cell>
          <table:table-cell office:value-type="string">
            <text:p>Key Size</text:p>
          </table:table-cell>
          <table:table-cell office:value-type="string">
            <text:p>Cipher Suit</text:p>
          </table:table-cell>
          <table:table-cell office:value-type="string">
            <text:p>Resumption</text:p>
          </table:table-cell>
          <table:table-cell office:value-type="string">
            <text:p>Key Sizes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<text:a xlink:href="http://www.facebook.com/" xlink:type="simple">www.facebook.com</text:a></text:p>
          </table:table-cell>
          <table:table-cell office:value-type="string">
            <text:p>RSA</text:p>
          </table:table-cell>
          <table:table-cell office:value-type="float" office:value="2048">
            <text:p>2048</text:p>
          </table:table-cell>
          <table:table-cell office:value-type="string">
            <text:p>RSA-AES128-SHA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128">
            <text:p>128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<text:a xlink:href="http://www.gmail.com/" xlink:type="simple">www.gmail.com</text:a></text:p>
          </table:table-cell>
          <table:table-cell/>
          <table:table-cell office:value-type="float" office:value="2048">
            <text:p>2048</text:p>
          </table:table-cell>
          <table:table-cell office:value-type="string">
            <text:p>ECDHE-RSA-RC4-SHA</text:p>
          </table:table-cell>
          <table:table-cell table:style-name="ce2" office:value-type="boolean" office:boolean-value="true">
            <text:p>TRUE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office:value-type="string">
            <text:p><text:a xlink:href="http://www.wellsfargo.com/" xlink:type="simple">www.wellsfargo.com</text:a></text:p>
          </table:table-cell>
          <table:table-cell/>
          <table:table-cell office:value-type="float" office:value="2048">
            <text:p>2048</text:p>
          </table:table-cell>
          <table:table-cell office:value-type="string">
            <text:p>RC4-SHA</text:p>
          </table:table-cell>
          <table:table-cell table:style-name="ce2" office:value-type="boolean" office:boolean-value="true">
            <text:p>TRUE</text:p>
          </table:table-cell>
          <table:table-cell/>
          <table:table-cell table:style-name="Default"/>
          <table:table-cell table:number-columns-repeated="1017"/>
        </table:table-row>
        <table:table-row table:style-name="ro2">
          <table:table-cell office:value-type="string">
            <text:p><text:a xlink:href="http://www.byu.edu/" xlink:type="simple">www.byu.edu</text:a></text:p>
          </table:table-cell>
          <table:table-cell/>
          <table:table-cell office:value-type="float" office:value="2048">
            <text:p>2048</text:p>
          </table:table-cell>
          <table:table-cell office:value-type="string">
            <text:p>DHE-RSA-AES256-SHA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256">
            <text:p>256</text:p>
          </table:table-cell>
          <table:table-cell table:style-name="Default"/>
          <table:table-cell table:number-columns-repeated="1017"/>
        </table:table-row>
        <table:table-row table:style-name="ro2">
          <table:table-cell table:style-name="Default" office:value-type="string">
            <text:p><text:a xlink:href="http://www.instagram.com/" xlink:type="simple">www.instagram.com</text:a></text:p>
          </table:table-cell>
          <table:table-cell/>
          <table:table-cell office:value-type="float" office:value="2048">
            <text:p>2048</text:p>
          </table:table-cell>
          <table:table-cell office:value-type="string">
            <text:p>AES256-SHA</text:p>
          </table:table-cell>
          <table:table-cell table:style-name="ce2" office:value-type="boolean" office:boolean-value="true">
            <text:p>TRUE</text:p>
          </table:table-cell>
          <table:table-cell office:value-type="float" office:value="256">
            <text:p>256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<text:a xlink:href="http://www.github.com/" xlink:type="simple">www.github.com</text:a></text:p>
          </table:table-cell>
          <table:table-cell table:number-columns-repeated="102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Rasmussen</meta:initial-creator>
    <meta:creation-date>2013-11-04T11:04:18</meta:creation-date>
    <dc:date>2013-11-04T11:50:01</dc:date>
    <dc:creator>Jason Rasmussen</dc:creator>
    <meta:editing-duration>PT14M53S</meta:editing-duration>
    <meta:editing-cycles>1</meta:editing-cycles>
    <meta:document-statistic meta:table-count="1" meta:cell-count="31" meta:object-count="0"/>
    <meta:generator>LibreOffice/4.0.2.2$Linux_X86_64 LibreOffice_project/400m0$Build-2</meta:generator>
  </office:meta>
</office:document-meta>
</file>